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1e08" officeooo:paragraph-rsid="000b1e08"/>
    </style:style>
    <style:style style:name="P2" style:family="paragraph" style:parent-style-name="Standard">
      <style:text-properties officeooo:rsid="000ceb3c" officeooo:paragraph-rsid="000ceb3c"/>
    </style:style>
    <style:style style:name="P3" style:family="paragraph" style:parent-style-name="Standard">
      <style:text-properties officeooo:rsid="000ecb99" officeooo:paragraph-rsid="000ecb99"/>
    </style:style>
    <style:style style:name="P4" style:family="paragraph" style:parent-style-name="Standard">
      <style:text-properties officeooo:rsid="000f949b" officeooo:paragraph-rsid="000f949b"/>
    </style:style>
    <style:style style:name="P5" style:family="paragraph" style:parent-style-name="Standard">
      <style:text-properties officeooo:rsid="000fe4e3" officeooo:paragraph-rsid="000fe4e3"/>
    </style:style>
    <style:style style:name="P6" style:family="paragraph" style:parent-style-name="Standard">
      <style:text-properties officeooo:rsid="00116633" officeooo:paragraph-rsid="00116633"/>
    </style:style>
    <style:style style:name="P7" style:family="paragraph" style:parent-style-name="Standard">
      <style:text-properties officeooo:rsid="0012aaff" officeooo:paragraph-rsid="0012aaff"/>
    </style:style>
    <style:style style:name="P8" style:family="paragraph" style:parent-style-name="Standard">
      <style:text-properties officeooo:rsid="00133f6d" officeooo:paragraph-rsid="00133f6d"/>
    </style:style>
    <style:style style:name="P9" style:family="paragraph" style:parent-style-name="Standard">
      <style:text-properties officeooo:rsid="0014070d" officeooo:paragraph-rsid="0014070d"/>
    </style:style>
    <style:style style:name="P10" style:family="paragraph" style:parent-style-name="Standard">
      <style:text-properties officeooo:rsid="00168aeb" officeooo:paragraph-rsid="00168aeb"/>
    </style:style>
    <style:style style:name="P11" style:family="paragraph" style:parent-style-name="Standard">
      <style:text-properties officeooo:rsid="0016c2fe" officeooo:paragraph-rsid="0016c2fe"/>
    </style:style>
    <style:style style:name="P12" style:family="paragraph" style:parent-style-name="Standard">
      <style:text-properties officeooo:rsid="001846f9" officeooo:paragraph-rsid="001846f9"/>
    </style:style>
    <style:style style:name="P13" style:family="paragraph" style:parent-style-name="Standard">
      <style:text-properties officeooo:rsid="001914df" officeooo:paragraph-rsid="001914df"/>
    </style:style>
    <style:style style:name="P14" style:family="paragraph" style:parent-style-name="Standard">
      <style:text-properties officeooo:rsid="00201ede" officeooo:paragraph-rsid="00201ede"/>
    </style:style>
    <style:style style:name="P15" style:family="paragraph" style:parent-style-name="Standard">
      <style:text-properties officeooo:rsid="00201ede" officeooo:paragraph-rsid="0031b6e9"/>
    </style:style>
    <style:style style:name="P16" style:family="paragraph" style:parent-style-name="Standard">
      <style:text-properties officeooo:rsid="002233f9" officeooo:paragraph-rsid="00201ede"/>
    </style:style>
    <style:style style:name="P17" style:family="paragraph" style:parent-style-name="Standard">
      <style:text-properties officeooo:rsid="002233f9" officeooo:paragraph-rsid="0031b6e9"/>
    </style:style>
    <style:style style:name="P18" style:family="paragraph" style:parent-style-name="Standard">
      <style:text-properties officeooo:rsid="00239135" officeooo:paragraph-rsid="00239135"/>
    </style:style>
    <style:style style:name="P19" style:family="paragraph" style:parent-style-name="Standard">
      <style:text-properties officeooo:rsid="0023cbad" officeooo:paragraph-rsid="0023cbad"/>
    </style:style>
    <style:style style:name="P20" style:family="paragraph" style:parent-style-name="Standard">
      <style:text-properties officeooo:rsid="0023cbad" officeooo:paragraph-rsid="0031b6e9"/>
    </style:style>
    <style:style style:name="P21" style:family="paragraph" style:parent-style-name="Standard">
      <style:text-properties officeooo:rsid="0024eab4" officeooo:paragraph-rsid="0024eab4"/>
    </style:style>
    <style:style style:name="P22" style:family="paragraph" style:parent-style-name="Standard">
      <style:text-properties officeooo:rsid="0024eab4" officeooo:paragraph-rsid="0031b6e9"/>
    </style:style>
    <style:style style:name="P23" style:family="paragraph" style:parent-style-name="Standard">
      <style:text-properties officeooo:rsid="00272f48" officeooo:paragraph-rsid="0023cbad"/>
    </style:style>
    <style:style style:name="P24" style:family="paragraph" style:parent-style-name="Standard">
      <style:text-properties officeooo:rsid="00272f48" officeooo:paragraph-rsid="0031b6e9"/>
    </style:style>
    <style:style style:name="P25" style:family="paragraph" style:parent-style-name="Standard">
      <style:text-properties officeooo:rsid="00275382" officeooo:paragraph-rsid="00275382"/>
    </style:style>
    <style:style style:name="P26" style:family="paragraph" style:parent-style-name="Standard">
      <style:text-properties officeooo:rsid="002ba983" officeooo:paragraph-rsid="002ba983"/>
    </style:style>
    <style:style style:name="P27" style:family="paragraph" style:parent-style-name="Standard">
      <style:text-properties officeooo:rsid="002ba983" officeooo:paragraph-rsid="002cea29"/>
    </style:style>
    <style:style style:name="P28" style:family="paragraph" style:parent-style-name="Standard">
      <style:text-properties officeooo:rsid="002ba983" officeooo:paragraph-rsid="002f92ff"/>
    </style:style>
    <style:style style:name="P29" style:family="paragraph" style:parent-style-name="Standard">
      <style:text-properties officeooo:rsid="002ba983" officeooo:paragraph-rsid="0031b6e9"/>
    </style:style>
    <style:style style:name="P30" style:family="paragraph" style:parent-style-name="Standard">
      <style:text-properties officeooo:rsid="002e8fa0" officeooo:paragraph-rsid="002cea29"/>
    </style:style>
    <style:style style:name="P31" style:family="paragraph" style:parent-style-name="Standard">
      <style:text-properties officeooo:rsid="002e8fa0" officeooo:paragraph-rsid="002e8fa0"/>
    </style:style>
    <style:style style:name="P32" style:family="paragraph" style:parent-style-name="Standard">
      <style:text-properties officeooo:rsid="002e8fa0" officeooo:paragraph-rsid="0031b6e9"/>
    </style:style>
    <style:style style:name="P33" style:family="paragraph" style:parent-style-name="Standard">
      <style:text-properties officeooo:rsid="002f92ff" officeooo:paragraph-rsid="002f92ff"/>
    </style:style>
    <style:style style:name="P34" style:family="paragraph" style:parent-style-name="Title">
      <style:text-properties officeooo:paragraph-rsid="000ceb3c"/>
    </style:style>
    <style:style style:name="T1" style:family="text">
      <style:text-properties officeooo:rsid="000ceb3c"/>
    </style:style>
    <style:style style:name="T2" style:family="text">
      <style:text-properties officeooo:rsid="00150726"/>
    </style:style>
    <style:style style:name="T3" style:family="text">
      <style:text-properties officeooo:rsid="001aef20"/>
    </style:style>
    <style:style style:name="T4" style:family="text">
      <style:text-properties officeooo:rsid="001eadae"/>
    </style:style>
    <style:style style:name="T5" style:family="text">
      <style:text-properties officeooo:rsid="0020a6c9"/>
    </style:style>
    <style:style style:name="T6" style:family="text">
      <style:text-properties officeooo:rsid="0022ac60"/>
    </style:style>
    <style:style style:name="T7" style:family="text">
      <style:text-properties officeooo:rsid="0023cbad"/>
    </style:style>
    <style:style style:name="T8" style:family="text">
      <style:text-properties officeooo:rsid="0028d05a"/>
    </style:style>
    <style:style style:name="T9" style:family="text">
      <style:text-properties officeooo:rsid="002a2b27"/>
    </style:style>
    <style:style style:name="T10" style:family="text">
      <style:text-properties officeooo:rsid="002cea2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pan text:style-name="T1">Introduccion</text:span></text:p>
      <text:p text:style-name="P1"/>
      <text:p text:style-name="P1">Los datos se mueven de un proceso a otro.</text:p>
      <text:p text:style-name="P1">Es un modelo de <text:span text:style-name="T5">programación</text:span> orientado a paso de mensajes.</text:p>
      <text:p text:style-name="P1">Es memoria distribuida (no es compartida como openmp). Surge como una libreria que permitia programar en un cluster (multicore barato).</text:p>
      <text:p text:style-name="P1"/>
      <text:p text:style-name="P2">Los procesos intercambian la <text:span text:style-name="T5">información</text:span> por medio de los mensajes.</text:p>
      <text:p text:style-name="P2">La mejor forma de usarlo no es tirando ocho procesos en ocho cores.</text:p>
      <text:p text:style-name="P2"/>
      <text:p text:style-name="P2">Toda la <text:span text:style-name="T5">librería</text:span> tiene un stack para comunicaciones. MPI esta hecho para ir por red.</text:p>
      <text:p text:style-name="P2"/>
      <text:p text:style-name="P2">Las ultimas implementaciones se saltean el stack de comunicaciones si se dan cuenta que estan en la misma maquina, en memoria compartida.</text:p>
      <text:p text:style-name="P2"/>
      <text:p text:style-name="P2">La <text:span text:style-name="T5">razón</text:span> por la que se usa memoria compartida es por la escalabilidad.</text:p>
      <text:p text:style-name="P2"/>
      <text:p text:style-name="P3">Cuando hay que conectar todos los nodos contra todos la arquitectura de la red es importante.</text:p>
      <text:p text:style-name="P3"/>
      <text:p text:style-name="P4">No se hace <text:span text:style-name="T5">computación</text:span> <text:span text:style-name="T5">científica</text:span> en java. </text:p>
      <text:p text:style-name="P4"/>
      <text:p text:style-name="P4">Los implementadores mejoraron la libreria para poder usarla en ambos tipos de memoria (compartida y distribuida). Asi se minimiza el overhead de las comunicaciones cuando se usa memoria compartida.</text:p>
      <text:p text:style-name="P4"/>
      <text:p text:style-name="P4">Se puede trabajar con un modelo <text:span text:style-name="T5">híbrido.</text:span> Usas OpenMP y MPI.</text:p>
      <text:p text:style-name="P4"/>
      <text:p text:style-name="P5">El paralelismo es explicito. El programador es el <text:span text:style-name="T5">responsable</text:span> de definir el paralelismo que se va a utilizar.</text:p>
      <text:p text:style-name="P5"/>
      <text:p text:style-name="P6">SIMD es paralelismo <text:span text:style-name="T5">implícito</text:span> ya que no le decimos al programa que es lo que debe hacer, sino que el compilador lo hace solo.</text:p>
      <text:p text:style-name="P6"/>
      <text:p text:style-name="P7">Una cosa es procesamiento paralelo y otra es distribuido.</text:p>
      <text:p text:style-name="P7"/>
      <text:p text:style-name="P8">La <text:span text:style-name="T5">implementación</text:span> de MPI a bajo nivel <text:span text:style-name="T5">dependerá</text:span> de cual es la arquitectura fisica de la conexion (Ethernet, Wifi, etc). Esta fuertemente ligada a la arquitectura del hardware de red sobre la cual se corre el programa paralelo.</text:p>
      <text:p text:style-name="P9"/>
      <text:p text:style-name="P9">El switch es una dispotivo con arquitectura de bus, <text:span text:style-name="T2">o sea tiene un canal compartido. Pero hace una especie de estrella.</text:span></text:p>
      <text:p text:style-name="P10">El hub es como un bus, todos escuchan.</text:p>
      <text:p text:style-name="P10">Token ring: Cada uno sabe donde esta y cuales son los vecinos. Es circular.</text:p>
      <text:p text:style-name="P10"/>
      <text:p text:style-name="P11">Infiniband es una arquitectura distinta a Ethernet.</text:p>
      <text:p text:style-name="P11"/>
      <text:p text:style-name="P29"/>
      <text:p text:style-name="P32">Las implementaciones mas nuevas de MPI pueden correr varios procesos en el mismo nodo, pero estos procesos NO son memoria compartida. Son procesos separadas que funcionan con un paradigma de memoria distribuida (a nivel logico), aunque fisicamente estes sobre hardware de <text:soft-page-break/>memoria compartida.</text:p>
      <text:p text:style-name="P15"/>
      <text:p text:style-name="P17">Con mpi trabajamos en N programas secuenciales que se comunican entre si. No es como openmp en que trabajamos con varios hilos. <text:span text:style-name="T6">Los procesos no se ven entre si (no comparten memoria), sino que se mandan mensajes.</text:span></text:p>
      <text:p text:style-name="P20"/>
      <text:p text:style-name="P22">Yo programo para mandar mensajes del nodo 2 al 3. No para pasar de pulqui a rocky, ya que no sabemos que id va a tener cada uno. Ademas podemos cambiar de computadora.</text:p>
      <text:p text:style-name="P22"/>
      <text:p text:style-name="P24">Windows mete ruido. Para que quiero tener un entorno grafico para lanzar procesos remotos via comando?</text:p>
      <text:h text:style-name="Heading_20_3" text:outline-level="3">Comandos</text:h>
      <text:p text:style-name="P12">m<text:span text:style-name="T4">pi</text:span></text:p>
      <text:p text:style-name="P12">mpirun -np <text:s/>numero_de_proceso -host nombre_de_host(rocky, pulqui) uname -a</text:p>
      <text:p text:style-name="P13">mpirun -V</text:p>
      <text:p text:style-name="P13">mpiexec o srun son alternativas a mpirun.</text:p>
      <text:p text:style-name="P13"/>
      <text:p text:style-name="P13">Mpicc -V (compilador que trae por defecto todas las librerias mpi, para que le programa corra en mpi). <text:span text:style-name="T3">Es un wrapper que tiene todo listo para compilar, tiene todo el make hecho. Es un quilombo compilar solo con gcc.</text:span></text:p>
      <text:p text:style-name="P8"/>
      <text:p text:style-name="P14">Mpicc -fopenmp (compila hibrido).</text:p>
      <text:p text:style-name="P16"/>
      <text:p text:style-name="P18"><text:span text:style-name="T7">Initialize </text:span>MPI Enviroment <text:span text:style-name="T7">hace que comiencen</text:span> todos los procesos en todos los nodos. <text:span text:style-name="T7">Esta para que comiencen todos los procesos al mismo tiempo, antes de esto los procesos estas bloqueados.</text:span></text:p>
      <text:p text:style-name="P19">Initialize MPI Enviroment le da los id a los procesos.</text:p>
      <text:p text:style-name="P23"/>
      <text:p text:style-name="P25">Tengo que poner MPI_INIT para inicializar el entorno.</text:p>
      <text:p text:style-name="P25"/>
      <text:p text:style-name="P25">comm_size, comm_rank (quien soy yo? - <text:span text:style-name="T8">es un entero unico &gt;= 0</text:span>), <text:span text:style-name="T9">processor_name (nombre del server), wtime(para determinar los tiempos), wtick(resolucion de segundos).</text:span></text:p>
      <text:p text:style-name="P25"/>
      <text:p text:style-name="P26">Mpirun -np 4 ./nombre_de_programa</text:p>
      <text:p text:style-name="P27">Mpirun -np 4 -<text:span text:style-name="T10">host rocky,pulqui,intel,franky </text:span>./nombre_de_programa</text:p>
      <text:p text:style-name="P30"/>
      <text:p text:style-name="P31"/>
      <text:p text:style-name="P28">Mpirun -np 4 -<text:span text:style-name="T10">hostfile <text:s/></text:span>./nombre_de_programa</text:p>
      <text:p text:style-name="P33">Este comando nos permite crear los nodes en un archivo para no tenerlo que hacer manualmente por la conso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2T15:03:40.606615208</meta:creation-date>
    <dc:date>2017-10-12T16:28:18.050536873</dc:date>
    <meta:editing-duration>PT1H23M19S</meta:editing-duration>
    <meta:editing-cycles>38</meta:editing-cycles>
    <meta:generator>LibreOffice/4.2.8.2$Linux_X86_64 LibreOffice_project/420m0$Build-2</meta:generator>
    <meta:document-statistic meta:table-count="0" meta:image-count="0" meta:object-count="0" meta:page-count="2" meta:paragraph-count="40" meta:word-count="611" meta:character-count="3730" meta:non-whitespace-character-count="3156"/>
  </office:meta>
</office:document-meta>
</file>